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0000000236748550F19957467.png" manifest:media-type="image/png"/>
  <manifest:file-entry manifest:full-path="Pictures/100002010000004200000028932D81F5CE190FB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athJax Main" svg:font-family="'MathJax Main'"/>
    <style:font-face style:name="MathJax Math" svg:font-family="'MathJax Math'"/>
    <style:font-face style:name="MathJax Size2" svg:font-family="'MathJax Size2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7.652cm" table:align="left"/>
    </style:style>
    <style:style style:name="Tabela1.A" style:family="table-column">
      <style:table-column-properties style:column-width="1.831cm"/>
    </style:style>
    <style:style style:name="Tabela1.B" style:family="table-column">
      <style:table-column-properties style:column-width="5.821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5.475cm" table:align="left"/>
    </style:style>
    <style:style style:name="Tabela2.A" style:family="table-column">
      <style:table-column-properties style:column-width="2.055cm"/>
    </style:style>
    <style:style style:name="Tabela2.B" style:family="table-column">
      <style:table-column-properties style:column-width="3.42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0.038cm" table:align="left"/>
    </style:style>
    <style:style style:name="Tabela3.A" style:family="table-column">
      <style:table-column-properties style:column-width="3.953cm"/>
    </style:style>
    <style:style style:name="Tabela3.B" style:family="table-column">
      <style:table-column-properties style:column-width="2.538cm"/>
    </style:style>
    <style:style style:name="Tabela3.C" style:family="table-column">
      <style:table-column-properties style:column-width="3.547cm"/>
    </style:style>
    <style:style style:name="Tabela3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Quotations">
      <style:paragraph-properties fo:margin-left="2cm" fo:margin-right="2cm" fo:text-indent="0cm" style:auto-text-indent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Heading">
      <style:paragraph-properties fo:text-align="start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end" style:justify-single-word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2"/>
    <style:style style:name="P23" style:family="paragraph" style:parent-style-name="Text_20_body" style:list-style-name="L13"/>
    <style:style style:name="P24" style:family="paragraph" style:parent-style-name="Text_20_body" style:list-style-name="L14"/>
    <style:style style:name="P25" style:family="paragraph" style:parent-style-name="Text_20_body" style:list-style-name="L15"/>
    <style:style style:name="P26" style:family="paragraph" style:parent-style-name="Text_20_body" style:list-style-name="L16"/>
    <style:style style:name="P27" style:family="paragraph" style:parent-style-name="Text_20_body" style:list-style-name="L17"/>
    <style:style style:name="P28" style:family="paragraph" style:parent-style-name="Text_20_body" style:list-style-name="L1">
      <style:paragraph-properties fo:margin-top="0cm" fo:margin-bottom="0cm" loext:contextual-spacing="false"/>
    </style:style>
    <style:style style:name="P29" style:family="paragraph" style:parent-style-name="Text_20_body" style:list-style-name="L6">
      <style:paragraph-properties fo:margin-top="0cm" fo:margin-bottom="0cm" loext:contextual-spacing="false"/>
    </style:style>
    <style:style style:name="P30" style:family="paragraph" style:parent-style-name="Text_20_body" style:list-style-name="L7">
      <style:paragraph-properties fo:margin-top="0cm" fo:margin-bottom="0cm" loext:contextual-spacing="false"/>
    </style:style>
    <style:style style:name="P31" style:family="paragraph" style:parent-style-name="Text_20_body" style:list-style-name="L8">
      <style:paragraph-properties fo:margin-top="0cm" fo:margin-bottom="0cm" loext:contextual-spacing="false"/>
    </style:style>
    <style:style style:name="P32" style:family="paragraph" style:parent-style-name="Text_20_body" style:list-style-name="L9">
      <style:paragraph-properties fo:margin-top="0cm" fo:margin-bottom="0cm" loext:contextual-spacing="false"/>
    </style:style>
    <style:style style:name="P33" style:family="paragraph" style:parent-style-name="Text_20_body" style:list-style-name="L10">
      <style:paragraph-properties fo:margin-top="0cm" fo:margin-bottom="0cm" loext:contextual-spacing="false"/>
    </style:style>
    <style:style style:name="P34" style:family="paragraph" style:parent-style-name="Text_20_body" style:list-style-name="L11">
      <style:paragraph-properties fo:margin-top="0cm" fo:margin-bottom="0cm" loext:contextual-spacing="false"/>
    </style:style>
    <style:style style:name="P35" style:family="paragraph" style:parent-style-name="Text_20_body" style:list-style-name="L13">
      <style:paragraph-properties fo:margin-top="0cm" fo:margin-bottom="0cm" loext:contextual-spacing="false"/>
    </style:style>
    <style:style style:name="P36" style:family="paragraph" style:parent-style-name="Text_20_body" style:list-style-name="L14">
      <style:paragraph-properties fo:margin-top="0cm" fo:margin-bottom="0cm" loext:contextual-spacing="false"/>
    </style:style>
    <style:style style:name="P37" style:family="paragraph" style:parent-style-name="Text_20_body" style:list-style-name="L15">
      <style:paragraph-properties fo:margin-top="0cm" fo:margin-bottom="0cm" loext:contextual-spacing="false"/>
    </style:style>
    <style:style style:name="P38" style:family="paragraph" style:parent-style-name="Text_20_body" style:list-style-name="L16">
      <style:paragraph-properties fo:margin-top="0cm" fo:margin-bottom="0cm" loext:contextual-spacing="false"/>
    </style:style>
    <style:style style:name="P39" style:family="paragraph" style:parent-style-name="Text_20_body" style:list-style-name="L17">
      <style:paragraph-properties fo:margin-top="0cm" fo:margin-bottom="0cm" loext:contextual-spacing="false"/>
    </style:style>
    <style:style style:name="T1" style:family="text">
      <style:text-properties style:font-name="MathJax Math" fo:font-style="italic"/>
    </style:style>
    <style:style style:name="T2" style:family="text">
      <style:text-properties style:font-name="MathJax Main"/>
    </style:style>
    <style:style style:name="T3" style:family="text">
      <style:text-properties style:font-name="MathJax Size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HTML é coisa do passado, o negócio agora é MarkDown! </text:h>
      <text:h text:style-name="Heading_20_4" text:outline-level="4">Desde que eu mudei o blog para o Github com Jekyll, eu descobri e venho me encantando cada vez mais com o MarkDown!</text:h>
      <text:h text:style-name="Heading_20_1" text:outline-level="1"><text:bookmark text:name="introdução-mas-o-que-é-markdown-"/>Introdução, mas o que é MarkDown ?</text:h>
      <text:p text:style-name="Text_20_body">Markdown é uma ferramenta de conversão de texto para HTML para web writers. O <text:a xlink:type="simple" xlink:href="https://daringfireball.net/projects/markdown/" office:target-frame-name="_blank" xlink:show="new" text:style-name="Internet_20_link" text:visited-style-name="Visited_20_Internet_20_Link">Markdown</text:a> permite que você escreva usando um formato de texto simples e fácil de ler, fácil de escrever e, em seguida, convertê-lo em XHTML estruturalmente válido (ou HTML). Desenvolvido em 2004 por John Gruber e Aaron Swartz e foi escrito em Python.</text:p>
      <text:h text:style-name="Heading_20_1" text:outline-level="1"><text:bookmark text:name="como-escrever-em-markdown-"/>Como escrever em MarkDown ?</text:h>
      <text:p text:style-name="Text_20_body">Bom para escrever em <text:a xlink:type="simple" xlink:href="https://daringfireball.net/projects/markdown/" office:target-frame-name="_blank" xlink:show="new" text:style-name="Internet_20_link" text:visited-style-name="Visited_20_Internet_20_Link">MarkDown</text:a>, é justamente o objetivo dessa postagem, mostrar o básico e caso você se interesse, haverá links úteis onde há documentação mais ampla para que evolua e descubra mais sobre ele. As extensões para MarkDown podem ser: <text:span text:style-name="Emphasis">.md</text:span> ou <text:span text:style-name="Emphasis">.markdown</text:span> , além de outras variações. Quando você salva um arquivo com uma dessas extensões, em um editor de texto que reconhece o MarkDown , você já poderá notar a sintaxe destacada do MarkDown, um exemplo é o <text:span text:style-name="Strong_20_Emphasis">gEdit</text:span>.</text:p>
      <text:h text:style-name="Heading_20_1" text:outline-level="1"><text:bookmark text:name="como-interpretar-markdown"/>Como interpretar MarkDown</text:h>
      <text:p text:style-name="Text_20_body">Lembrando que precisa de <text:span text:style-name="Emphasis">parser</text:span> para MarkDown , caso você não tenha instalado, você pode usar o Github, pois ele possui e interpretra textos escritos em MarkDown, mas essa implementação pode ser efetuada por você mesmo, exemplos de parsers para MarkDown:</text:p>
      <text:list xml:id="list2200856404" text:style-name="L1">
        <text:list-item>
          <text:p text:style-name="P28"><text:a xlink:type="simple" xlink:href="https://michelf.ca/projects/php-markdown/" office:target-frame-name="_blank" xlink:show="new" text:style-name="Internet_20_link" text:visited-style-name="Visited_20_Internet_20_Link">PHP MarkDown</text:a> </text:p>
        </text:list-item>
        <text:list-item>
          <text:p text:style-name="P28"><text:a xlink:type="simple" xlink:href="http://freewisdom.org/projects/python-markdown/" office:target-frame-name="_blank" xlink:show="new" text:style-name="Internet_20_link" text:visited-style-name="Visited_20_Internet_20_Link">Python PyPy</text:a> </text:p>
        </text:list-item>
        <text:list-item>
          <text:p text:style-name="P28"><text:a xlink:type="simple" xlink:href="http://search.cpan.org/~bobtfish/Text-Markdown-1.000031/lib/Text/Markdown.pm" office:target-frame-name="_blank" xlink:show="new" text:style-name="Internet_20_link" text:visited-style-name="Visited_20_Internet_20_Link">Perl Text::MarkDown</text:a> </text:p>
        </text:list-item>
        <text:list-item>
          <text:p text:style-name="P28"><text:a xlink:type="simple" xlink:href="http://www.frykholm.se/files/markdown.lua" office:target-frame-name="_blank" xlink:show="new" text:style-name="Internet_20_link" text:visited-style-name="Visited_20_Internet_20_Link">Lua MarkDown</text:a> </text:p>
        </text:list-item>
        <text:list-item>
          <text:p text:style-name="P10"><text:a xlink:type="simple" xlink:href="http://rephrase.net/box/js-markdown/" office:target-frame-name="_blank" xlink:show="new" text:style-name="Internet_20_link" text:visited-style-name="Visited_20_Internet_20_Link">Javascript js-markdown</text:a> </text:p>
        </text:list-item>
      </text:list>
      <text:h text:style-name="Heading_20_1" text:outline-level="1"><text:bookmark text:name="desenvolvimento-em-markdown"/>Desenvolvimento em MarkDown</text:h>
      <text:p text:style-name="Text_20_body">Há algumas formas de escrever em MarkDown que corresponde a algumas tags em <text:span text:style-name="Strong_20_Emphasis">HTML</text:span>, são exemplos básicos para uma lista mais completa consulte a documentação do MarkDown, lembrando que existe também o <text:a xlink:type="simple" xlink:href="https://terminalroot.com.br/2016/12/fletcherpenney.net/multimarkdown/" text:style-name="Internet_20_link" text:visited-style-name="Visited_20_Internet_20_Link">MultiMarkDown</text:a> <text:a xlink:type="simple" xlink:href="https://terminalroot.com.br/2016/12/fletcherpenney.net/multimarkdown/" text:style-name="Internet_20_link" text:visited-style-name="Visited_20_Internet_20_Link">fletcherpenney.net/multimarkdown/</text:a> que expandiu a ideia e acrescentou mais marcações.</text:p>
      <text:h text:style-name="Heading_20_3" text:outline-level="3"><text:bookmark text:name="exemplos-básicos"/>Exemplos básicos</text:h>
      <text:list xml:id="list2389782570" text:style-name="L2">
        <text:list-item>
          <text:p text:style-name="P11">Para gerar a tag <text:span text:style-name="User_20_Entry">&lt;p&gt;</text:span> (parágrafo) ou <text:span text:style-name="User_20_Entry">&lt;br /&gt;</text:span>, basta você usar/pular uma linha que automaticamente estará fazendo essa marcação.</text:p>
        </text:list-item>
        <text:list-item>
          <text:p text:style-name="P11">Para gerar a tag <text:span text:style-name="User_20_Entry">&lt;img src="link" /&gt;</text:span></text:p>
        </text:list-item>
      </text:list>
      <text:p text:style-name="Preformatted_20_Text"><text:soft-page-break/><text:span text:style-name="Source_20_Text">![Texto para Alt](/path/to/assets/img.jpg)</text:span></text:p>
      <text:p text:style-name="Preformatted_20_Text"/>
      <text:p text:style-name="Preformatted_20_Text"><text:span text:style-name="Source_20_Text">ou</text:span></text:p>
      <text:p text:style-name="Preformatted_20_Text"><text:span text:style-name="Source_20_Text">![Texto para Alt](/path/to/assets/img.jpg "Título Opcional")</text:span></text:p>
      <text:p text:style-name="Preformatted_20_Text"/>
      <text:p text:style-name="Preformatted_20_Text"><text:span text:style-name="Source_20_Text">com CSS</text:span></text:p>
      <text:p text:style-name="P2"><text:span text:style-name="Source_20_Text">![Alt text][id]</text:span></text:p>
      <text:list xml:id="list1459356736" text:style-name="L3">
        <text:list-item>
          <text:p text:style-name="P12">Cabeçalhos de <text:span text:style-name="User_20_Entry">&lt;h1&gt;</text:span> até <text:span text:style-name="User_20_Entry">&lt;h6&gt;</text:span> , basta usar a tralha(#) na frente, dependendo do número </text:p>
        </text:list-item>
      </text:list>
      <text:p text:style-name="Preformatted_20_Text"><text:span text:style-name="Source_20_Text"># Texto para h1</text:span></text:p>
      <text:p text:style-name="Preformatted_20_Text"><text:span text:style-name="Source_20_Text">## Texto para h2</text:span></text:p>
      <text:p text:style-name="Preformatted_20_Text"><text:span text:style-name="Source_20_Text">### Texto para h3</text:span></text:p>
      <text:p text:style-name="Preformatted_20_Text"><text:span text:style-name="Source_20_Text">#### Texto para h4</text:span></text:p>
      <text:p text:style-name="Preformatted_20_Text"><text:span text:style-name="Source_20_Text">##### Texto para h5</text:span></text:p>
      <text:p text:style-name="P2"><text:span text:style-name="Source_20_Text">###### Texto para h6</text:span></text:p>
      <text:list xml:id="list3013590327" text:style-name="L4">
        <text:list-item>
          <text:p text:style-name="P13">Para usar a tag <text:span text:style-name="User_20_Entry">&lt;blockquote&gt;</text:span> , basta pôr o (^) na frente </text:p>
        </text:list-item>
      </text:list>
      <text:p text:style-name="P2"><text:span text:style-name="Source_20_Text">^Aqui é a minha citação.</text:span></text:p>
      <text:list xml:id="list4094374550" text:style-name="L5">
        <text:list-item>
          <text:p text:style-name="P14">As listas pode-se usar os sinais: <text:span text:style-name="User_20_Entry">*</text:span>, <text:span text:style-name="User_20_Entry">+</text:span>, <text:span text:style-name="User_20_Entry">-</text:span> </text:p>
        </text:list-item>
      </text:list>
      <text:p text:style-name="Preformatted_20_Text"><text:span text:style-name="Source_20_Text">+ Item da minha lista</text:span></text:p>
      <text:p text:style-name="Preformatted_20_Text"><text:span text:style-name="Source_20_Text">+ Item da minha lista</text:span></text:p>
      <text:p text:style-name="Preformatted_20_Text"><text:span text:style-name="Source_20_Text">+ Item da minha lista</text:span></text:p>
      <text:p text:style-name="Preformatted_20_Text"/>
      <text:p text:style-name="Preformatted_20_Text"><text:span text:style-name="Source_20_Text">* Item da minha lista</text:span></text:p>
      <text:p text:style-name="Preformatted_20_Text"><text:span text:style-name="Source_20_Text">* Item da minha lista</text:span></text:p>
      <text:p text:style-name="Preformatted_20_Text"><text:span text:style-name="Source_20_Text">* Item da minha lista</text:span></text:p>
      <text:p text:style-name="Preformatted_20_Text"/>
      <text:p text:style-name="Preformatted_20_Text"><text:span text:style-name="Source_20_Text">- Item da minha lista</text:span></text:p>
      <text:p text:style-name="Preformatted_20_Text"><text:span text:style-name="Source_20_Text">- Item da minha lista</text:span></text:p>
      <text:p text:style-name="P2"><text:span text:style-name="Source_20_Text">- Item da minha lista</text:span></text:p>
      <text:h text:style-name="Heading_20_1" text:outline-level="1"><text:bookmark text:name="e-muito-mais-marcações-na-documentação-oficial"/>E muito mais marcações na Documentação Oficial</text:h>
      <text:p text:style-name="Text_20_body"><text:a xlink:type="simple" xlink:href="https://daringfireball.net/projects/markdown/" office:target-frame-name="_blank" xlink:show="new" text:style-name="Internet_20_link" text:visited-style-name="Visited_20_Internet_20_Link">https://daringfireball.net/projects/markdown/</text:a></text:p>
      <text:h text:style-name="Heading_20_1" text:outline-level="1"><text:bookmark text:name="conclusão"/>Conclusão</text:h>
      <text:p text:style-name="Text_20_body">Lógico que o título é somente expressivo, o HTML ainda não é passado, mas o MarkDown é mais simples e fácil, e você pode escrever tags HTML misturadas com marcações em MarkDown em um arquivo <text:span text:style-name="Strong_20_Emphasis">.md</text:span> e não haverá problemas! Espero que gostem e não esqueçam de comentar dando sua opinião, seu comentário é importantíssimo principalmente para outros leitores!</text:p>
      <text:p text:style-name="Standard"><text:a xlink:type="simple" xlink:href="https://terminalroot.com.br/2016/12/markdown.html" text:style-name="Internet_20_link" text:visited-style-name="Visited_20_Internet_20_Link">https://terminalroot.com.br/2016/12/markdown.html</text:a></text:p>
      <text:p text:style-name="Standard"/>
      <text:h text:style-name="P1" text:outline-level="1">Markdown e Pandoc</text:h>
      <text:section text:style-name="Sect1" text:name="header">
        <text:h text:style-name="Heading_20_4" text:outline-level="4"><text:span text:style-name="Emphasis">Fernando Mayer &amp; Walmes Zeviani</text:span></text:h>
      </text:section>
      <text:section text:style-name="Sect1" text:name="o-que-e-markdown">
        <text:h text:style-name="Heading_20_1" text:outline-level="1">O que é Markdown?</text:h>
        <text:p text:style-name="Text_20_body">Segundo o próprio criador da linguagem:</text:p>
        <text:p text:style-name="Quotations"><text:span text:style-name="Emphasis">Markdown is a text-to-HTML conversion tool for web writers. Markdown allows you to write using an easy-to-read, easy-to-write plain text format, then convert it to structurally valid XHTML (or HTML).</text:span></text:p>
        <text:p text:style-name="P3">John Gruber</text:p>
        <text:list xml:id="list2303524108" text:style-name="L6">
          <text:list-item>
            <text:p text:style-name="P29"><text:a xlink:type="simple" xlink:href="http://daringfireball.net/projects/markdown" text:style-name="Internet_20_link" text:visited-style-name="Visited_20_Internet_20_Link">Markdown</text:a> é uma <text:a xlink:type="simple" xlink:href="https://pt.wikipedia.org/wiki/Linguagem_de_marcação/" text:style-name="Internet_20_link" text:visited-style-name="Visited_20_Internet_20_Link">linguagem de marcação</text:a> simples para escrever textos </text:p>
          </text:list-item>
          <text:list-item>
            <text:p text:style-name="P29">O texto pode ser lido sem nenhum processamento, ou seja, da maneira como está escrito </text:p>
          </text:list-item>
          <text:list-item>
            <text:p text:style-name="P15">Outras linguagens de marcação como HTML e <text:bookmark text:name="MathJax-Element-1-Frame"/><text:bookmark text:name="MathJax-Span-1"/><text:bookmark text:name="MathJax-Span-2"/><text:bookmark text:name="MathJax-Span-3"/><text:span text:style-name="T1">L</text:span><text:bookmark text:name="MathJax-Span-4"/><text:bookmark text:name="MathJax-Span-5"/><text:bookmark text:name="MathJax-Span-6"/><text:bookmark text:name="MathJax-Span-7"/><text:bookmark text:name="MathJax-Span-8"/><text:bookmark text:name="MathJax-Span-9"/><text:bookmark text:name="MathJax-Span-10"/><text:bookmark text:name="MathJax-Span-11"/><text:bookmark text:name="MathJax-Span-12"/><text:bookmark text:name="MathJax-Span-13"/><text:span text:style-name="T1">A</text:span><text:bookmark text:name="MathJax-Span-14"/><text:bookmark text:name="MathJax-Span-15"/><text:span text:style-name="T1">T</text:span><text:bookmark text:name="MathJax-Span-16"/><text:bookmark text:name="MathJax-Span-17"/><text:bookmark text:name="MathJax-Span-18"/><text:bookmark text:name="MathJax-Span-19"/><text:bookmark text:name="MathJax-Span-20"/><text:bookmark text:name="MathJax-Span-21"/><text:span text:style-name="T1">E</text:span><text:bookmark text:name="MathJax-Span-22"/><text:bookmark text:name="MathJax-Span-23"/><text:span text:style-name="T1">X</text:span></text:p>
          </text:list-item>
        </text:list>
      </text:section>
      <text:section text:style-name="Sect1" text:name="Seção1">
        <text:list xml:id="list2562809055" text:style-name="L7">
          <text:list-item>
            <text:p text:style-name="P30"><text:bookmark text:name="o-que-e-markdown"/>requerem um grande número de <text:span text:style-name="Emphasis">tags</text:span> para formatar o texto, muitas vezes dificultando a leitura do código-fonte </text:p>
          </text:list-item>
          <text:list-item>
            <text:p text:style-name="P30">A proposta do Markdown é que o escritor se concentre no texto e não na formatação </text:p>
          </text:list-item>
          <text:list-item>
            <text:p text:style-name="P16">Pode ser convertido para <text:span text:style-name="Strong_20_Emphasis">vários outros formatos</text:span> além de HTML </text:p>
          </text:list-item>
        </text:list>
      </text:section>
      <text:section text:style-name="Sect1" text:name="sintaxe-do-markdown">
        <text:h text:style-name="Heading_20_1" text:outline-level="1">Sintaxe do Markdown</text:h>
        <text:p text:style-name="Text_20_body">A sintaxe do Markdown é muito simples, e pode ser resumida da seguinte forma:</text:p>
        <text:section text:style-name="Sect1" text:name="cabecalhos">
          <text:h text:style-name="Heading_20_2" text:outline-level="2">Cabeçalhos</text:h>
          <text:p text:style-name="Preformatted_20_Text"><text:span text:style-name="Source_20_Text"># Título</text:span></text:p>
          <text:p text:style-name="Preformatted_20_Text"><text:span text:style-name="Source_20_Text">## Sub-título</text:span></text:p>
          <text:p text:style-name="P2"><text:span text:style-name="Source_20_Text">### Sub-sub-título</text:span></text:p>
        </text:section>
        <text:section text:style-name="Sect1" text:name="italico">
          <text:h text:style-name="Heading_20_2" text:outline-level="2">Itálico</text:h>
          <text:p text:style-name="P2"><text:span text:style-name="Source_20_Text">*Este texto aparecerá em itálico.*</text:span></text:p>
          <text:p text:style-name="Text_20_body"><text:span text:style-name="Emphasis">Este texto aparecerá em itálico.</text:span></text:p>
        </text:section>
        <text:section text:style-name="Sect1" text:name="negrito">
          <text:h text:style-name="Heading_20_2" text:outline-level="2">Negrito</text:h>
          <text:p text:style-name="P2"><text:span text:style-name="Source_20_Text">**Este texto aparecerá em negrito.**</text:span></text:p>
          <text:p text:style-name="Text_20_body"><text:span text:style-name="Strong_20_Emphasis">Este texto aparecerá em negrito.</text:span></text:p>
        </text:section>
        <text:section text:style-name="Sect1" text:name="listas-nao-ordenadas">
          <text:h text:style-name="Heading_20_2" text:outline-level="2">Listas não-ordenadas</text:h>
          <text:p text:style-name="Preformatted_20_Text"><text:span text:style-name="Source_20_Text">- Primeiro item</text:span></text:p>
          <text:p text:style-name="Preformatted_20_Text"><text:soft-page-break/><text:span text:style-name="Source_20_Text">- Segundo item</text:span></text:p>
          <text:p text:style-name="P2"><text:span text:style-name="Source_20_Text">- Terceiro item</text:span></text:p>
          <text:list xml:id="list1978138902" text:style-name="L8">
            <text:list-item>
              <text:p text:style-name="P31">Primeiro item </text:p>
            </text:list-item>
            <text:list-item>
              <text:p text:style-name="P31">Segundo item </text:p>
            </text:list-item>
            <text:list-item>
              <text:p text:style-name="P17">Terceiro item </text:p>
            </text:list-item>
          </text:list>
        </text:section>
        <text:section text:style-name="Sect1" text:name="listas-ordenadas">
          <text:h text:style-name="Heading_20_2" text:outline-level="2">Listas ordenadas</text:h>
          <text:p text:style-name="Preformatted_20_Text"><text:span text:style-name="Source_20_Text">1. Primeiro item</text:span></text:p>
          <text:p text:style-name="Preformatted_20_Text"><text:span text:style-name="Source_20_Text">2. Segundo item</text:span></text:p>
          <text:p text:style-name="P2"><text:span text:style-name="Source_20_Text">3. Terceiro item</text:span></text:p>
          <text:list xml:id="list410037538" text:style-name="L9">
            <text:list-item>
              <text:p text:style-name="P32">Primeiro item </text:p>
            </text:list-item>
            <text:list-item>
              <text:p text:style-name="P32">Segundo item </text:p>
            </text:list-item>
            <text:list-item>
              <text:p text:style-name="P18">Terceiro item </text:p>
            </text:list-item>
          </text:list>
        </text:section>
        <text:section text:style-name="Sect1" text:name="sub-listas">
          <text:h text:style-name="Heading_20_2" text:outline-level="2">Sub-listas</text:h>
          <text:p text:style-name="Text_20_body">Utilize 4 espaços para criar uma sub-lista:</text:p>
          <text:p text:style-name="Preformatted_20_Text"><text:span text:style-name="Source_20_Text">1. Primeiro item</text:span></text:p>
          <text:p text:style-name="Preformatted_20_Text"><text:span text:style-name="Source_20_Text"><text:s text:c="4"/>- Um sub-item</text:span></text:p>
          <text:p text:style-name="Preformatted_20_Text"><text:span text:style-name="Source_20_Text"><text:s text:c="4"/>- Outro sub-item</text:span></text:p>
          <text:p text:style-name="Preformatted_20_Text"><text:span text:style-name="Source_20_Text">2. Segundo item</text:span></text:p>
          <text:p text:style-name="P2"><text:span text:style-name="Source_20_Text">3. Terceiro item</text:span></text:p>
          <text:list xml:id="list2800955314" text:style-name="L10">
            <text:list-item>
              <text:p text:style-name="P33">Primeiro item </text:p>
              <text:list>
                <text:list-item>
                  <text:p text:style-name="P33">Um sub-item </text:p>
                </text:list-item>
                <text:list-item>
                  <text:p text:style-name="P33">Outro sub-item </text:p>
                </text:list-item>
              </text:list>
            </text:list-item>
            <text:list-item>
              <text:p text:style-name="P33">Segundo item </text:p>
            </text:list-item>
            <text:list-item>
              <text:p text:style-name="P19">Terceiro item </text:p>
            </text:list-item>
          </text:list>
        </text:section>
        <text:section text:style-name="Sect1" text:name="links">
          <text:h text:style-name="Heading_20_2" text:outline-level="2">Links</text:h>
          <text:p text:style-name="Text_20_body">Links para endereços Web podem ser inseridos com <text:span text:style-name="Source_20_Text">[texto](link)</text:span>:</text:p>
          <text:p text:style-name="Preformatted_20_Text"><text:span text:style-name="Source_20_Text">O criador do conceito de "literate programming" foi</text:span></text:p>
          <text:p text:style-name="P2"><text:span text:style-name="Source_20_Text">[Donald Knuth](https://en.wikipedia.org/wiki/Donald_Knuth).</text:span></text:p>
          <text:p text:style-name="Text_20_body">O criador do conceito de “literate programming” foi <text:a xlink:type="simple" xlink:href="https://en.wikipedia.org/wiki/Donald_Knuth" text:style-name="Internet_20_link" text:visited-style-name="Visited_20_Internet_20_Link">Donald Knuth</text:a>.</text:p>
          <text:p text:style-name="Preformatted_20_Text"><text:span text:style-name="Source_20_Text">Devemos instalar o pacote [knitr](http://yihui.name/knitr) para poder</text:span></text:p>
          <text:p text:style-name="P2"><text:span text:style-name="Source_20_Text">usar o R Markdown.</text:span></text:p>
          <text:p text:style-name="Text_20_body">Devemos instalar o pacote <text:a xlink:type="simple" xlink:href="http://yihui.name/knitr" text:style-name="Internet_20_link" text:visited-style-name="Visited_20_Internet_20_Link">knitr</text:a> para poder usar o R Markdown.</text:p>
        </text:section>
        <text:section text:style-name="Sect1" text:name="imagens">
          <text:h text:style-name="Heading_20_2" text:outline-level="2">Imagens</text:h>
          <text:p text:style-name="Text_20_body">Para inserir uma imagem, a sintaxe é a mesma de inserir um link, mas com uma exclamação (<text:span text:style-name="Source_20_Text">!</text:span>) na frente: <text:span text:style-name="Source_20_Text">![texto](imagem)</text:span>.</text:p>
          <text:p text:style-name="Text_20_body">O link para a imagem pode ser um enderço Web:</text:p>
          <text:p text:style-name="P2"><text:soft-page-break/><text:span text:style-name="Source_20_Text">![Logo do R](http://developer.r-project.org/Logo/Rlogo-5.png)</text:span></text:p>
          <text:p text:style-name="Text_20_body"><draw:frame draw:style-name="fr1" draw:name="Figura1" text:anchor-type="as-char" svg:width="2.646cm" svg:height="2.011cm" draw:z-index="0"><draw:image xlink:href="http://developer.r-project.org/Logo/Rlogo-5.png" xlink:type="simple" xlink:show="embed" xlink:actuate="onLoad" loext:mime-type="image/png"/><svg:title>Logo do R</svg:title></draw:frame><text:s/></text:p>
          <text:p text:style-name="Text_20_body">Logo do R</text:p>
          <text:p text:style-name="Text_20_body">Ou um endereço local:</text:p>
          <text:p text:style-name="P2"><text:span text:style-name="Source_20_Text">![Logo do Markdown](img/markdown.png)</text:span></text:p>
          <text:p text:style-name="Text_20_body"><draw:frame draw:style-name="fr1" draw:name="Figura2" text:anchor-type="as-char" svg:width="1.746cm" svg:height="1.058cm" draw:z-index="1"><draw:image xlink:href="Pictures/100002010000004200000028932D81F5CE190FBF.png" xlink:type="simple" xlink:show="embed" xlink:actuate="onLoad" loext:mime-type="image/png"/><svg:title>Logo do Markdown</svg:title></draw:frame><text:s/></text:p>
          <text:p text:style-name="Text_20_body">Logo do Markdown</text:p>
        </text:section>
        <text:section text:style-name="Sect1" text:name="paragrafo">
          <text:h text:style-name="Heading_20_2" text:outline-level="2">Parágrafo</text:h>
          <text:p text:style-name="Text_20_body">Para criar parágrafos basta pular uma linha:</text:p>
          <text:p text:style-name="Preformatted_20_Text"><text:span text:style-name="Source_20_Text">O criador do conceito de "literate programming" foi</text:span></text:p>
          <text:p text:style-name="Preformatted_20_Text"><text:span text:style-name="Source_20_Text">[Donald Knuth](https://en.wikipedia.org/wiki/Donald_Knuth).</text:span></text:p>
          <text:p text:style-name="Preformatted_20_Text"/>
          <text:p text:style-name="Preformatted_20_Text"><text:span text:style-name="Source_20_Text">Devemos instalar o pacote [knitr](http://yihui.name/knitr) para poder</text:span></text:p>
          <text:p text:style-name="P2"><text:span text:style-name="Source_20_Text">usar o R Markdown.</text:span></text:p>
          <text:p text:style-name="Text_20_body">O criador do conceito de “literate programming” foi <text:a xlink:type="simple" xlink:href="https://en.wikipedia.org/wiki/Donald_Knuth" text:style-name="Internet_20_link" text:visited-style-name="Visited_20_Internet_20_Link">Donald Knuth</text:a>.</text:p>
          <text:p text:style-name="Text_20_body">Devemos instalar o pacote <text:a xlink:type="simple" xlink:href="http://yihui.name/knitr" text:style-name="Internet_20_link" text:visited-style-name="Visited_20_Internet_20_Link">knitr</text:a> para poder usar o R Markdown.</text:p>
        </text:section>
        <text:section text:style-name="Sect1" text:name="codigos">
          <text:h text:style-name="Heading_20_2" text:outline-level="2">Códigos</text:h>
          <text:p text:style-name="Text_20_body">Para apresentar códigos na própria linha, colocamos o texto entre duas crases (<text:span text:style-name="Source_20_Text">`</text:span>):</text:p>
          <text:p text:style-name="Preformatted_20_Text"><text:span text:style-name="Source_20_Text">Para gerar números aleatórios de uma distribuição normal no R, use a</text:span></text:p>
          <text:p text:style-name="P2"><text:span text:style-name="Source_20_Text">função `rnorm()`.</text:span></text:p>
          <text:p text:style-name="Text_20_body">Para gerar números aleatórios de uma distribuição normal no R, use a função <text:span text:style-name="Source_20_Text">rnorm()</text:span>.</text:p>
          <text:p text:style-name="Text_20_body">Para apresentar blocos de código, coloque o texto entre três crases seguidas (<text:span text:style-name="Source_20_Text">```</text:span>) no início e no final. O bloco</text:p>
          <text:p text:style-name="Preformatted_20_Text"><text:span text:style-name="Source_20_Text">```</text:span></text:p>
          <text:p text:style-name="Preformatted_20_Text"><text:span text:style-name="Source_20_Text">x &lt;- rnorm(n = 10, mean = 100, sd = 5)</text:span></text:p>
          <text:p text:style-name="Preformatted_20_Text"><text:span text:style-name="Source_20_Text">hist(x, main = "")</text:span></text:p>
          <text:p text:style-name="P2"><text:span text:style-name="Source_20_Text">```</text:span></text:p>
          <text:p text:style-name="Text_20_body">Irá gerar</text:p>
          <text:p text:style-name="Preformatted_20_Text"><text:span text:style-name="Source_20_Text">x &lt;- rnorm(n = 10, mean = 100, sd = 5)</text:span></text:p>
          <text:p text:style-name="P2"><text:span text:style-name="Source_20_Text">hist(x, main = "")</text:span></text:p>
          <text:p text:style-name="Text_20_body">Note que esse código não será interpretado, ele apenas será mostrado no texto. Esse será o papel do R aqui mais adiante!</text:p>
        </text:section>
        <text:section text:style-name="Sect1" text:name="tabelas">
          <text:h text:style-name="Heading_20_2" text:outline-level="2"><text:soft-page-break/>Tabelas</text:h>
          <text:p text:style-name="Text_20_body">Tabelas podem ser escritas da seguinte forma:</text:p>
          <text:p text:style-name="Preformatted_20_Text"><text:span text:style-name="Source_20_Text"><text:s text:c="4"/>Caracter | Permissão</text:span></text:p>
          <text:p text:style-name="Preformatted_20_Text"><text:span text:style-name="Source_20_Text"><text:s text:c="4"/>---------|----------</text:span></text:p>
          <text:p text:style-name="Preformatted_20_Text"><text:span text:style-name="Source_20_Text"><text:s text:c="4"/>`r` <text:s text:c="5"/>| Permissão de leitura (*read*)</text:span></text:p>
          <text:p text:style-name="Preformatted_20_Text"><text:span text:style-name="Source_20_Text"><text:s text:c="4"/>`w` <text:s text:c="5"/>| Permissão de escrita (*write*)</text:span></text:p>
          <text:p text:style-name="Preformatted_20_Text"><text:span text:style-name="Source_20_Text"><text:s text:c="4"/>`x` <text:s text:c="5"/>| Permissão de execução (*execute*)</text:span></text:p>
          <text:p text:style-name="P2"><text:span text:style-name="Source_20_Text"><text:s text:c="4"/>`-` <text:s text:c="5"/>| Permissão desabilitada</text:span></text:p>
          <text:p text:style-name="Text_20_body">Para gerar o seguinte resultado:</text:p>
          <table:table table:name="Tabela1" table:style-name="Tabela1">
            <table:table-column table:style-name="Tabela1.A"/>
            <table:table-column table:style-name="Tabela1.B"/>
            <table:table-header-rows>
              <table:table-row table:style-name="TableLine94632085566496">
                <table:table-cell table:style-name="Tabela1.A1" office:value-type="string">
                  <text:p text:style-name="P7">Caracter</text:p>
                </table:table-cell>
                <table:table-cell table:style-name="Tabela1.A1" office:value-type="string">
                  <text:p text:style-name="P7">Permissão</text:p>
                </table:table-cell>
              </table:table-row>
            </table:table-header-rows>
            <table:table-row table:style-name="TableLine94632085566496">
              <table:table-cell table:style-name="Tabela1.A1" office:value-type="string">
                <text:p text:style-name="P4"><text:span text:style-name="Source_20_Text">r</text:span></text:p>
              </table:table-cell>
              <table:table-cell table:style-name="Tabela1.A1" office:value-type="string">
                <text:p text:style-name="P4">Permissão de leitura (<text:span text:style-name="Emphasis">read</text:span>)</text:p>
              </table:table-cell>
            </table:table-row>
            <table:table-row table:style-name="TableLine94632085566496">
              <table:table-cell table:style-name="Tabela1.A1" office:value-type="string">
                <text:p text:style-name="P4"><text:span text:style-name="Source_20_Text">w</text:span></text:p>
              </table:table-cell>
              <table:table-cell table:style-name="Tabela1.A1" office:value-type="string">
                <text:p text:style-name="P4">Permissão de escrita (<text:span text:style-name="Emphasis">write</text:span>)</text:p>
              </table:table-cell>
            </table:table-row>
            <table:table-row table:style-name="TableLine94632085566496">
              <table:table-cell table:style-name="Tabela1.A1" office:value-type="string">
                <text:p text:style-name="P4"><text:span text:style-name="Source_20_Text">x</text:span></text:p>
              </table:table-cell>
              <table:table-cell table:style-name="Tabela1.A1" office:value-type="string">
                <text:p text:style-name="P4">Permissão de execução (<text:span text:style-name="Emphasis">execute</text:span>)</text:p>
              </table:table-cell>
            </table:table-row>
            <table:table-row table:style-name="TableLine94632085566496">
              <table:table-cell table:style-name="Tabela1.A1" office:value-type="string">
                <text:p text:style-name="P4"><text:span text:style-name="Source_20_Text">-</text:span></text:p>
              </table:table-cell>
              <table:table-cell table:style-name="Tabela1.A1" office:value-type="string">
                <text:p text:style-name="P4">Permissão desabilitada</text:p>
              </table:table-cell>
            </table:table-row>
          </table:table>
          <text:p text:style-name="Text_20_body"/>
        </text:section>
        <text:section text:style-name="Sect1" text:name="equacoes-matematicas">
          <text:h text:style-name="Heading_20_2" text:outline-level="2">Equações matemáticas</text:h>
          <text:p text:style-name="Text_20_body">Equações matemáticas podem ser escritas em formato <text:bookmark text:name="MathJax-Element-2-Frame"/><text:bookmark text:name="MathJax-Span-24"/><text:bookmark text:name="MathJax-Span-25"/><text:bookmark text:name="MathJax-Span-26"/><text:span text:style-name="T1">L</text:span><text:bookmark text:name="MathJax-Span-27"/><text:bookmark text:name="MathJax-Span-28"/><text:bookmark text:name="MathJax-Span-29"/><text:bookmark text:name="MathJax-Span-30"/><text:bookmark text:name="MathJax-Span-31"/><text:bookmark text:name="MathJax-Span-32"/><text:bookmark text:name="MathJax-Span-33"/><text:bookmark text:name="MathJax-Span-34"/><text:bookmark text:name="MathJax-Span-35"/><text:bookmark text:name="MathJax-Span-36"/><text:span text:style-name="T1">A</text:span><text:bookmark text:name="MathJax-Span-37"/><text:bookmark text:name="MathJax-Span-38"/><text:span text:style-name="T1">T</text:span><text:bookmark text:name="MathJax-Span-39"/><text:bookmark text:name="MathJax-Span-40"/><text:bookmark text:name="MathJax-Span-41"/><text:bookmark text:name="MathJax-Span-42"/><text:bookmark text:name="MathJax-Span-43"/><text:bookmark text:name="MathJax-Span-44"/><text:span text:style-name="T1">E</text:span><text:bookmark text:name="MathJax-Span-45"/><text:bookmark text:name="MathJax-Span-46"/><text:span text:style-name="T1">X</text:span></text:p>
        </text:section>
      </text:section>
      <text:p text:style-name="Text_20_body">. A página HTML resultante irá renderizar as equações através do <text:a xlink:type="simple" xlink:href="http://www.mathjax.org/" text:style-name="Internet_20_link" text:visited-style-name="Visited_20_Internet_20_Link">MathJax</text:a>.</text:p>
      <text:p text:style-name="Text_20_body">Equações na própria linha podem ser inseridas entre <text:span text:style-name="Source_20_Text">$</text:span>:</text:p>
      <text:p text:style-name="P2"><text:span text:style-name="Source_20_Text">Um modelo de regressão linear simples: <text:s/>$Y = \beta_0 + \beta_1 x + \epsilon$.</text:span></text:p>
      <text:p text:style-name="Text_20_body">Um modelo de regressão linear simples: <text:bookmark text:name="MathJax-Element-3-Frame"/><text:bookmark text:name="MathJax-Span-47"/><text:bookmark text:name="MathJax-Span-48"/><text:bookmark text:name="MathJax-Span-49"/><text:span text:style-name="T1">Y</text:span><text:bookmark text:name="MathJax-Span-50"/><text:span text:style-name="T2">=</text:span><text:bookmark text:name="MathJax-Span-51"/><text:bookmark text:name="MathJax-Span-52"/><text:span text:style-name="T1">β</text:span><text:bookmark text:name="MathJax-Span-53"/><text:span text:style-name="T2">0</text:span><text:bookmark text:name="MathJax-Span-54"/><text:span text:style-name="T2">+</text:span><text:bookmark text:name="MathJax-Span-55"/><text:bookmark text:name="MathJax-Span-56"/><text:span text:style-name="T1">β</text:span><text:bookmark text:name="MathJax-Span-57"/><text:span text:style-name="T2">1</text:span><text:bookmark text:name="MathJax-Span-58"/><text:span text:style-name="T1">x</text:span><text:bookmark text:name="MathJax-Span-59"/><text:span text:style-name="T2">+</text:span><text:bookmark text:name="MathJax-Span-60"/><text:span text:style-name="T1">ϵ</text:span></text:p>
      <text:p text:style-name="Text_20_body">.</text:p>
      <text:p text:style-name="Text_20_body">Equações podem ser exibidas entre <text:span text:style-name="Source_20_Text">$$</text:span> para ficarem centralizadas em uma linha própria:</text:p>
      <text:p text:style-name="Preformatted_20_Text"><text:span text:style-name="Source_20_Text">$$</text:span></text:p>
      <text:p text:style-name="Preformatted_20_Text"><text:span text:style-name="Source_20_Text">f(x;\mu,\sigma^2) = \frac{1}{\sigma\sqrt{2\pi}}</text:span></text:p>
      <text:p text:style-name="Preformatted_20_Text"><text:span text:style-name="Source_20_Text">e^{ -\frac{1}{2}\left(\frac{x-\mu}{\sigma}\right)^2 }</text:span></text:p>
      <text:p text:style-name="P2"><text:span text:style-name="Source_20_Text">$$</text:span></text:p>
      <text:p text:style-name="P20"><text:bookmark text:name="MathJax-Element-4-Frame"/><text:bookmark text:name="MathJax-Span-61"/><text:bookmark text:name="MathJax-Span-62"/><text:bookmark text:name="MathJax-Span-63"/><text:span text:style-name="T1">f</text:span><text:bookmark text:name="MathJax-Span-64"/><text:span text:style-name="T2">(</text:span><text:bookmark text:name="MathJax-Span-65"/><text:span text:style-name="T1">x</text:span><text:bookmark text:name="MathJax-Span-66"/><text:span text:style-name="T2">;</text:span><text:bookmark text:name="MathJax-Span-67"/><text:span text:style-name="T1">μ</text:span><text:bookmark text:name="MathJax-Span-68"/><text:span text:style-name="T2">,</text:span><text:bookmark text:name="MathJax-Span-69"/><text:bookmark text:name="MathJax-Span-70"/><text:span text:style-name="T1">σ</text:span><text:bookmark text:name="MathJax-Span-71"/><text:span text:style-name="T2">2</text:span><text:bookmark text:name="MathJax-Span-72"/><text:span text:style-name="T2">)</text:span><text:bookmark text:name="MathJax-Span-73"/><text:span text:style-name="T2">=</text:span><text:bookmark text:name="MathJax-Span-74"/><text:bookmark text:name="MathJax-Span-75"/><text:span text:style-name="T2">1</text:span><text:bookmark text:name="MathJax-Span-76"/><text:bookmark text:name="MathJax-Span-77"/><text:span text:style-name="T1">σ</text:span><text:bookmark text:name="MathJax-Span-78"/><text:bookmark text:name="MathJax-Span-79"/><text:bookmark text:name="MathJax-Span-80"/><text:span text:style-name="T2">2</text:span><text:bookmark text:name="MathJax-Span-81"/><text:span text:style-name="T1">π</text:span>−−√<text:bookmark text:name="MathJax-Span-82"/><text:bookmark text:name="MathJax-Span-83"/><text:span text:style-name="T1">e</text:span><text:bookmark text:name="MathJax-Span-84"/><text:bookmark text:name="MathJax-Span-85"/><text:bookmark text:name="MathJax-Span-86"/>−<text:bookmark text:name="MathJax-Span-87"/><text:bookmark text:name="MathJax-Span-88"/><text:span text:style-name="T2">1</text:span><text:bookmark text:name="MathJax-Span-89"/><text:span text:style-name="T2">2</text:span><text:bookmark text:name="MathJax-Span-90"/><text:bookmark text:name="MathJax-Span-91"/><text:bookmark text:name="MathJax-Span-92"/><text:span text:style-name="T3">(</text:span><text:bookmark text:name="MathJax-Span-93"/><text:bookmark text:name="MathJax-Span-94"/><text:bookmark text:name="MathJax-Span-95"/><text:span text:style-name="T1">x</text:span><text:bookmark text:name="MathJax-Span-96"/>−<text:bookmark text:name="MathJax-Span-97"/><text:span text:style-name="T1">μ</text:span><text:bookmark text:name="MathJax-Span-98"/><text:span text:style-name="T1">σ</text:span><text:bookmark text:name="MathJax-Span-99"/><text:span text:style-name="T3">)</text:span><text:bookmark text:name="MathJax-Span-100"/><text:span text:style-name="T2">2</text:span></text:p>
      <text:section text:style-name="Sect1" text:name="Seção2">
        <text:p text:style-name="Text_20_body"><text:bookmark text:name="sintaxe-do-markdown"/></text:p>
        <text:section text:style-name="Sect1" text:name="Seção3">
          <text:p text:style-name="Text_20_body"><text:bookmark text:name="equacoes-matematicas"/></text:p>
        </text:section>
      </text:section>
      <text:section text:style-name="Sect1" text:name="escrevendo-um-documento-em-markdown">
        <text:h text:style-name="Heading_20_1" text:outline-level="1">Escrevendo um documento em Markdown</text:h>
        <text:p text:style-name="Text_20_body">Um documento Markdown possui a extensão <text:span text:style-name="Source_20_Text">.md</text:span> (embora não seja a única possível).</text:p>
        <text:p text:style-name="Text_20_body">Veja o arquivo de exemplo <text:a xlink:type="simple" xlink:href="http://cursos.leg.ufpr.br/prr/exemplos/Exemplo1.md" text:style-name="Internet_20_link" text:visited-style-name="Visited_20_Internet_20_Link">Exemplo1.md</text:a>:</text:p>
        <text:p text:style-name="Preformatted_20_Text"><text:span text:style-name="Source_20_Text"># Um documento em Markdown</text:span></text:p>
        <text:p text:style-name="Preformatted_20_Text"/>
        <text:p text:style-name="Preformatted_20_Text"><text:soft-page-break/><text:span text:style-name="Source_20_Text">## Sobre o Markdown</text:span></text:p>
        <text:p text:style-name="Preformatted_20_Text"/>
        <text:p text:style-name="Preformatted_20_Text"><text:span text:style-name="Source_20_Text">O Markdown é uma linguagem de marcação muito simples, desenvolvida por</text:span></text:p>
        <text:p text:style-name="Preformatted_20_Text"><text:span text:style-name="Source_20_Text">John Gruber.</text:span></text:p>
        <text:p text:style-name="Preformatted_20_Text"/>
        <text:p text:style-name="Preformatted_20_Text"><text:span text:style-name="Source_20_Text">A ideia básica por trás da linguagem é fazer com que o escritor se</text:span></text:p>
        <text:p text:style-name="Preformatted_20_Text"><text:span text:style-name="Source_20_Text">preocupe mais com o **conteúdo** do texto do que com a *formatação*.</text:span></text:p>
        <text:p text:style-name="Preformatted_20_Text"/>
        <text:p text:style-name="Preformatted_20_Text"><text:span text:style-name="Source_20_Text">## Mais um título</text:span></text:p>
        <text:p text:style-name="Preformatted_20_Text"/>
        <text:p text:style-name="Preformatted_20_Text"><text:span text:style-name="Source_20_Text">Aqui vamos tentar descrever uma análise.</text:span></text:p>
        <text:p text:style-name="Preformatted_20_Text"/>
        <text:p text:style-name="Preformatted_20_Text"><text:span text:style-name="Source_20_Text">## Simulando variáveis aleatórias</text:span></text:p>
        <text:p text:style-name="Preformatted_20_Text"/>
        <text:p text:style-name="Preformatted_20_Text"><text:span text:style-name="Source_20_Text">No R podemos simular valores de uma distribuição normal padrão através</text:span></text:p>
        <text:p text:style-name="Preformatted_20_Text"><text:span text:style-name="Source_20_Text">da função `rnorm()`.</text:span></text:p>
        <text:p text:style-name="Preformatted_20_Text"/>
        <text:p text:style-name="Preformatted_20_Text"><text:span text:style-name="Source_20_Text">Seja $X \sim \text{N}(0,1)$, então para gerar 30 valores dessa variável</text:span></text:p>
        <text:p text:style-name="Preformatted_20_Text"><text:span text:style-name="Source_20_Text">aleatório normal, fazemos</text:span></text:p>
        <text:p text:style-name="Preformatted_20_Text"/>
        <text:p text:style-name="Preformatted_20_Text"><text:span text:style-name="Source_20_Text">```</text:span></text:p>
        <text:p text:style-name="Preformatted_20_Text"><text:span text:style-name="Source_20_Text">(x &lt;- rnorm(30))</text:span></text:p>
        <text:p text:style-name="Preformatted_20_Text"><text:span text:style-name="Source_20_Text">```</text:span></text:p>
        <text:p text:style-name="Preformatted_20_Text"/>
        <text:p text:style-name="Preformatted_20_Text"><text:span text:style-name="Source_20_Text">Com o resultado dessa simulação, podemos calcular a média e a variância</text:span></text:p>
        <text:p text:style-name="Preformatted_20_Text"><text:span text:style-name="Source_20_Text">dessa VA $X$ para conferir se o resultado fica próximo de 0 e 1,</text:span></text:p>
        <text:p text:style-name="Preformatted_20_Text"><text:span text:style-name="Source_20_Text">respectivamente.</text:span></text:p>
        <text:p text:style-name="Preformatted_20_Text"/>
        <text:p text:style-name="Preformatted_20_Text"><text:span text:style-name="Source_20_Text">Também podemos fazer um histograma dessa VA $X$ simulada</text:span></text:p>
        <text:p text:style-name="Preformatted_20_Text"/>
        <text:p text:style-name="Preformatted_20_Text"><text:span text:style-name="Source_20_Text">```</text:span></text:p>
        <text:p text:style-name="Preformatted_20_Text"><text:span text:style-name="Source_20_Text">hist(x)</text:span></text:p>
        <text:p text:style-name="P2"><text:span text:style-name="Source_20_Text">```</text:span></text:p>
        <text:p text:style-name="Text_20_body">Para converter um documento Markdown em HTML (ou outro formato) é necessário um <text:span text:style-name="Strong_20_Emphasis">conversor</text:span>. O conversor padrão do Markdown é escrito em Perl, e pode ser integrado em diversas ferramentas, mas não é apropriado para usuários comuns. Para testar a conversão do documento, copie e cole na página do <text:a xlink:type="simple" xlink:href="http://daringfireball.net/projects/markdown/dingus" text:style-name="Internet_20_link" text:visited-style-name="Visited_20_Internet_20_Link">Dingus</text:a>.</text:p>
      </text:section>
      <text:section text:style-name="Sect1" text:name="pandoc">
        <text:h text:style-name="Heading_20_1" text:outline-level="1">Pandoc</text:h>
        <text:p text:style-name="Text_20_body">O <text:a xlink:type="simple" xlink:href="http://pandoc.org/" text:style-name="Internet_20_link" text:visited-style-name="Visited_20_Internet_20_Link">Pandoc</text:a> é um conversor extremamente versátil, capaz de converter diversos formatos, incluindo Markdown para HTML.</text:p>
        <text:p text:style-name="Text_20_body">Se o Pandoc estiver instalado no seu sistema (Unix) é possível converter o documento na linha de comando (shell) com</text:p>
        <text:p text:style-name="P2"><text:span text:style-name="Source_20_Text">pandoc -f markdown -t html Exemplo1.md -o Exemplo1.html</text:span></text:p>
        <text:p text:style-name="Text_20_body">O pacote <text:span text:style-name="Source_20_Text">knitr</text:span> possui a função <text:span text:style-name="Source_20_Text">pandoc()</text:span> que é um <text:span text:style-name="Emphasis">wrapper</text:span> para executar o programa <text:span text:style-name="Source_20_Text">pandoc</text:span> no sistema.</text:p>
      </text:section>
      <text:section text:style-name="Sect1" text:name="rcode-643E0F361">
        <text:p text:style-name="P2"><text:span text:style-name="Source_20_Text">pandoc(input = "exemplos/Exemplo1.md", format = "html")</text:span></text:p>
      </text:section>
      <text:p text:style-name="P2"><text:span text:style-name="Source_20_Text">executing pandoc <text:s text:c="2"/>-t html -o exemplos/Exemplo1.html 'exemplos/Exemplo1_utf8.md'</text:span></text:p>
      <text:p text:style-name="P2"><text:span text:style-name="Source_20_Text">[1] "exemplos/Exemplo1.html"</text:span></text:p>
      <text:p text:style-name="Text_20_body"><text:soft-page-break/>Em ambos os casos, o resultado pode ser visualizado ao abrir o arquivo <text:a xlink:type="simple" xlink:href="http://cursos.leg.ufpr.br/prr/exemplos/Exemplo1.html" text:style-name="Internet_20_link" text:visited-style-name="Visited_20_Internet_20_Link">Exemplo1.html</text:a> no navegador.</text:p>
      <text:p text:style-name="Standard"><text:a xlink:type="simple" xlink:href="http://cursos.leg.ufpr.br/prr/capMarkdown.html" text:style-name="Internet_20_link" text:visited-style-name="Visited_20_Internet_20_Link">http://cursos.leg.ufpr.br/prr/capMarkdown.html</text:a></text:p>
      <text:p text:style-name="Standard"/>
      <text:h text:style-name="P1" text:outline-level="1">Guia básico de Markdown</text:h>
      <text:p text:style-name="Text_20_body"><text:span text:style-name="Strong_20_Emphasis">Markdown Syntax</text:span> é uma sintaxe usada para padronizar e facilitar formatação de texto na web, utilizada em aplicativos como <text:a xlink:type="simple" xlink:href="https://slack.com/" text:style-name="Internet_20_link" text:visited-style-name="Visited_20_Internet_20_Link">Slack</text:a> e <text:a xlink:type="simple" xlink:href="https://github.com/" text:style-name="Internet_20_link" text:visited-style-name="Visited_20_Internet_20_Link">GitHub</text:a>. Textos estilizados com <text:span text:style-name="Strong_20_Emphasis">Markdown</text:span> são, na maioria dos casos, apenas texto com caracteres não-alfabéticos, como <text:span text:style-name="Source_20_Text">#</text:span>, <text:span text:style-name="Source_20_Text">\*</text:span> e <text:span text:style-name="Source_20_Text">![]()</text:span>, usados para a configuração de títulos, listas, itálico, negrito e inserção de imagens.</text:p>
      <text:p text:style-name="Quotations">O Markdown funciona como um conversor de texto para HTML: os caracteres não-alfabéticos são traduzidos como <text:span text:style-name="Source_20_Text">&lt;b&gt;</text:span>, <text:span text:style-name="Source_20_Text">&lt;i&gt;</text:span> e <text:span text:style-name="Source_20_Text">&lt;a href&gt;</text:span>, etc. Já os textos sem formatação entram como parágrafo simples <text:span text:style-name="Source_20_Text">&lt;p&gt;</text:span>.</text:p>
      <text:h text:style-name="Heading_20_2" text:outline-level="2">Lista de comandos em Markdown</text:h>
      <text:p text:style-name="Text_20_body">Veja abaixo uma lista dos comandos em markdown e alguns exemplos de seu uso:</text:p>
      <text:h text:style-name="Heading_20_3" text:outline-level="3">Titulação</text:h>
      <text:p text:style-name="Preformatted_20_Text"><text:span text:style-name="Source_20_Text"># Título &lt;h1&gt;</text:span></text:p>
      <text:p text:style-name="Preformatted_20_Text"><text:span text:style-name="Source_20_Text">## Título &lt;h2&gt;</text:span></text:p>
      <text:p text:style-name="Preformatted_20_Text"><text:span text:style-name="Source_20_Text">### Título &lt;h3&gt;</text:span></text:p>
      <text:p text:style-name="Preformatted_20_Text"><text:span text:style-name="Source_20_Text">#### Título &lt;h4&gt;</text:span></text:p>
      <text:p text:style-name="Preformatted_20_Text"><text:span text:style-name="Source_20_Text">##### Título &lt;h5&gt;</text:span></text:p>
      <text:p text:style-name="P2"><text:span text:style-name="Source_20_Text">###### Título &lt;h6&gt;</text:span></text:p>
      <text:h text:style-name="Heading_20_3" text:outline-level="3">Exemplos de titulação</text:h>
      <text:h text:style-name="Heading_20_1" text:outline-level="1">Título 1</text:h>
      <text:h text:style-name="Heading_20_2" text:outline-level="2">Título 2</text:h>
      <text:h text:style-name="Heading_20_3" text:outline-level="3">Título 3</text:h>
      <text:h text:style-name="Heading_20_4" text:outline-level="4">Título 4</text:h>
      <text:h text:style-name="Heading_20_5" text:outline-level="5">Título 5</text:h>
      <text:h text:style-name="Heading_20_6" text:outline-level="6">Título 6</text:h>
      <text:h text:style-name="Heading_20_3" text:outline-level="3">Ênfase</text:h>
      <text:p text:style-name="Text_20_body">Para adicionar ênfase ao conteúdo que será escrito, usa-se o asterisco <text:span text:style-name="Source_20_Text">*</text:span> ou traço-baixo (<text:span text:style-name="Emphasis">underline</text:span>) <text:span text:style-name="Source_20_Text">_</text:span>:</text:p>
      <text:list xml:id="list3266264494" text:style-name="L11">
        <text:list-item>
          <text:p text:style-name="P34"><text:span text:style-name="Strong_20_Emphasis">Negrito</text:span>: adicione dois asteriscos *<text:span text:style-name="Strong_20_Emphasis">*texto</text:span>** ou dois traços-baixos __<text:span text:style-name="Strong_20_Emphasis">texto</text:span>__ no início e no fim do conteúdo. </text:p>
        </text:list-item>
        <text:list-item>
          <text:p text:style-name="P21"><text:span text:style-name="Strong_20_Emphasis">Itálico</text:span>: adicione apenas um asterisco *<text:span text:style-name="Emphasis">texto</text:span>* ou um traço-baixo _<text:span text:style-name="Emphasis">texto</text:span>_ no início e no fim do conteúdo. </text:p>
        </text:list-item>
      </text:list>
      <text:p text:style-name="Quotations">Este é um exemplo de um texto que possui uma ênfase em *<text:span text:style-name="Strong_20_Emphasis">*negrito**</text:span>, e outro em _<text:span text:style-name="Emphasis">itálico</text:span>_.</text:p>
      <text:h text:style-name="Heading_20_3" text:outline-level="3"><text:soft-page-break/>Links</text:h>
      <text:p text:style-name="Text_20_body">Existem duas formas de inserir link em Markdown, através de um <text:span text:style-name="Strong_20_Emphasis">link direto</text:span> ou usando um <text:span text:style-name="Strong_20_Emphasis">texto-âncora</text:span>:</text:p>
      <text:list xml:id="list4238647629" text:style-name="L12">
        <text:list-item>
          <text:p text:style-name="P22"><text:span text:style-name="Strong_20_Emphasis">Texto-âncora</text:span>: utilize os caracteres <text:span text:style-name="Source_20_Text">[]()</text:span>, adicionando entre chaves o texto que você quer que apareça, e entre os parênteses, o endereço de destino, no formato <text:span text:style-name="Source_20_Text">[exemplo](https://exemplo.com/)</text:span>.</text:p>
        </text:list-item>
        <text:list-item>
          <text:p text:style-name="P22"><text:span text:style-name="Strong_20_Emphasis">Link direto</text:span>: envolva o endereço da web em chaves <text:span text:style-name="Source_20_Text">&lt;&gt;</text:span>. O endereço ficará visível e será clicável pelo usuário. O endereço em forma de link direto tem o formato <text:span text:style-name="Source_20_Text">&lt;https://exemplo.com/&gt;</text:span>.</text:p>
        </text:list-item>
      </text:list>
      <text:p text:style-name="Quotations">Este é um <text:a xlink:type="simple" xlink:href="https://docs.pipz.com/central-de-ajuda/learning-center/guia-basico-de-markdown#" text:style-name="Internet_20_link" text:visited-style-name="Visited_20_Internet_20_Link">link em formato de texto</text:a>, e este é um link direto <text:a xlink:type="simple" xlink:href="https://pipz.com/" text:style-name="Internet_20_link" text:visited-style-name="Visited_20_Internet_20_Link">https://pipz.com/</text:a>.</text:p>
      <text:h text:style-name="Heading_20_3" text:outline-level="3">Listas de itens</text:h>
      <text:p text:style-name="Text_20_body">Para listas não ordenadas, utilize um asterisco <text:span text:style-name="Source_20_Text">*</text:span> na frente to item da lista:</text:p>
      <text:p text:style-name="Preformatted_20_Text"><text:span text:style-name="Source_20_Text">* Item 1</text:span></text:p>
      <text:p text:style-name="Preformatted_20_Text"><text:span text:style-name="Source_20_Text">* Item 2</text:span></text:p>
      <text:p text:style-name="P2"><text:span text:style-name="Source_20_Text">* Item 3</text:span></text:p>
      <text:p text:style-name="Text_20_body">Para listas ordenadas, utilize o número do item seguido de ponto <text:span text:style-name="Source_20_Text">.</text:span> :</text:p>
      <text:p text:style-name="Preformatted_20_Text"><text:span text:style-name="Source_20_Text">1. Item 1</text:span></text:p>
      <text:p text:style-name="Preformatted_20_Text"><text:span text:style-name="Source_20_Text">2. Item 2</text:span></text:p>
      <text:p text:style-name="P2"><text:span text:style-name="Source_20_Text">3. Item 3</text:span></text:p>
      <text:p text:style-name="Text_20_body">As listas acima serão exibidas dessa maneira, respectivamente:</text:p>
      <text:list xml:id="list187576737" text:style-name="L13">
        <text:list-item>
          <text:p text:style-name="P35">Item 1 </text:p>
        </text:list-item>
        <text:list-item>
          <text:p text:style-name="P35">Item 2 </text:p>
        </text:list-item>
        <text:list-item>
          <text:p text:style-name="P23">Item 3 </text:p>
        </text:list-item>
      </text:list>
      <text:list xml:id="list3018404127" text:style-name="L14">
        <text:list-item>
          <text:p text:style-name="P36">Item 1 </text:p>
        </text:list-item>
        <text:list-item>
          <text:p text:style-name="P36">Item 2 </text:p>
        </text:list-item>
        <text:list-item>
          <text:p text:style-name="P24">Item 3 </text:p>
        </text:list-item>
      </text:list>
      <text:h text:style-name="Heading_20_3" text:outline-level="3">Imagens</text:h>
      <text:p text:style-name="Text_20_body">O código para inserir uma imagem no conteúdo é semelhante ao código de inserir links-âncora, adicionando um ponto de exclamação <text:span text:style-name="Source_20_Text">!</text:span> no início do código, como no exemplo abaixo:</text:p>
      <text:p text:style-name="P2"><text:span text:style-name="Source_20_Text">![Alt ou título da imagem](URL da imagem)</text:span></text:p>
      <text:p text:style-name="Quotations">Esta é uma linha com uma imagem personalizada <draw:frame draw:style-name="fr1" draw:name="Figura3" text:anchor-type="as-char" svg:width="1.693cm" svg:height="1.235cm" draw:z-index="2"><draw:image xlink:href="Pictures/1000020100000030000000236748550F19957467.png" xlink:type="simple" xlink:show="embed" xlink:actuate="onLoad" loext:mime-type="image/png"/><svg:title>Eddie Feliz</svg:title></draw:frame>.</text:p>
      <text:p text:style-name="Quotations">Imagens grandes podem estar em linhas individuais, para serem exibidas em maior tamanho.</text:p>
      <text:h text:style-name="Heading_20_3" text:outline-level="3"><text:soft-page-break/>Citação (Quote)</text:h>
      <text:p text:style-name="Text_20_body">Para transformar um texto em uma citação ou comentário, semelhante ao código HTML <text:span text:style-name="Source_20_Text">&lt;blockquote&gt;</text:span>, utilize o sinal <text:span text:style-name="Source_20_Text">&gt;</text:span> no início da linha que será formatada:</text:p>
      <text:p text:style-name="Preformatted_20_Text"><text:span text:style-name="Source_20_Text">&gt;Este é um *blockquote*. O sinal usado abre e fecha este código no HTML. </text:span></text:p>
      <text:p text:style-name="Preformatted_20_Text"><text:span text:style-name="Source_20_Text">&gt;Para adicionar mais uma linha à citação, basta teclar Enter para um novo</text:span></text:p>
      <text:p text:style-name="Preformatted_20_Text"><text:span text:style-name="Source_20_Text">&gt;código sinal. Isso gerará um novo parágrafo dentro do *blockquote*.</text:span></text:p>
      <text:p text:style-name="P2"><text:span text:style-name="Source_20_Text">&gt;Códigos de **negrito**, _itálico_ e &lt;https://links.com&gt; funcionam aqui.</text:span></text:p>
      <text:p text:style-name="Text_20_body">Como aparece no HTML:</text:p>
      <text:p text:style-name="Quotations">Este é um <text:span text:style-name="Emphasis">blockquote</text:span>. O sinal usado abre e fecha este código no HTML. Para adicionar mais uma linha à citação, basta teclar Enter para um novo código sinal. Isso gerará um novo parágrafo dentro do <text:span text:style-name="Emphasis">blockquote</text:span>. Códigos de <text:span text:style-name="Strong_20_Emphasis">negrito</text:span>, <text:span text:style-name="Emphasis">itálico</text:span> e <text:a xlink:type="simple" xlink:href="https://links.com/" text:style-name="Internet_20_link" text:visited-style-name="Visited_20_Internet_20_Link">https://links.com</text:a> funcionam aqui.</text:p>
      <text:h text:style-name="Heading_20_3" text:outline-level="3">Código (Code Highlight)</text:h>
      <text:p text:style-name="Text_20_body">Há dois modos de adicionar trechos de código ao Markdown:</text:p>
      <text:list xml:id="list3080351344" text:style-name="L15">
        <text:list-item>
          <text:p text:style-name="P37"><text:span text:style-name="Strong_20_Emphasis">Código em linha</text:span> (<text:span text:style-name="Emphasis">inline</text:span>): adicione um acento grave <text:span text:style-name="Source_20_Text">ˋ</text:span> no início e no final do código. </text:p>
        </text:list-item>
        <text:list-item>
          <text:p text:style-name="P25"><text:span text:style-name="Strong_20_Emphasis">Múltiplas linhas de código</text:span>: envolva as linhas de código com três acentos graves <text:span text:style-name="Source_20_Text">ˋˋˋ</text:span> ou três tils <text:span text:style-name="Source_20_Text">~~~</text:span>. </text:p>
        </text:list-item>
      </text:list>
      <text:p text:style-name="Preformatted_20_Text"><text:span text:style-name="Source_20_Text"><text:s/>Esta é uma linha que contém um ˋcódigoˋ.</text:span></text:p>
      <text:p text:style-name="Preformatted_20_Text"/>
      <text:p text:style-name="Preformatted_20_Text"><text:span text:style-name="Source_20_Text">ˋˋˋ</text:span></text:p>
      <text:p text:style-name="Preformatted_20_Text"><text:span text:style-name="Source_20_Text">Esta é uma linha de código</text:span></text:p>
      <text:p text:style-name="P2"><text:span text:style-name="Source_20_Text"><text:s/>ˋˋˋ</text:span></text:p>
      <text:p text:style-name="Text_20_body">Para especificar que tipo de linguagem está sendo apresentada no bloco de códigos adicionando o nome da linguagem de programação após o <text:span text:style-name="Source_20_Text">ˋˋˋ</text:span> ou <text:span text:style-name="Source_20_Text">~~~</text:span>, por exemplo <text:span text:style-name="Source_20_Text">~~~javascript</text:span> ou <text:span text:style-name="Source_20_Text">~~~ruby</text:span>. Veja nos exemplos abaixo:</text:p>
      <text:p text:style-name="Preformatted_20_Text"><text:span text:style-name="Source_20_Text">~~~javascript</text:span></text:p>
      <text:p text:style-name="Preformatted_20_Text"><text:span text:style-name="Source_20_Text">Esta é uma linha de código em Javascript.</text:span></text:p>
      <text:p text:style-name="Preformatted_20_Text"><text:span text:style-name="Source_20_Text">~~~</text:span></text:p>
      <text:p text:style-name="Preformatted_20_Text"/>
      <text:p text:style-name="Preformatted_20_Text"><text:span text:style-name="Source_20_Text">~~~php</text:span></text:p>
      <text:p text:style-name="Preformatted_20_Text"><text:span text:style-name="Source_20_Text">Esta é uma linha de código em PHP.</text:span></text:p>
      <text:p text:style-name="Preformatted_20_Text"><text:span text:style-name="Source_20_Text">~~~</text:span></text:p>
      <text:p text:style-name="Preformatted_20_Text"/>
      <text:p text:style-name="Preformatted_20_Text"><text:span text:style-name="Source_20_Text">~~~html</text:span></text:p>
      <text:p text:style-name="Preformatted_20_Text"><text:span text:style-name="Source_20_Text">Esta é uma linha de código em HTML.</text:span></text:p>
      <text:p text:style-name="P2"><text:span text:style-name="Source_20_Text">~~~</text:span></text:p>
      <text:p text:style-name="P2">Esta é uma linha de código em Javascript.</text:p>
      <text:p text:style-name="Quotations">Aqui está a lista de <text:a xlink:type="simple" xlink:href="http://pygments.org/languages/" text:style-name="Internet_20_link" text:visited-style-name="Visited_20_Internet_20_Link">linguagens suportadas</text:a> pelo Pygments, usada em nosso <text:span text:style-name="Strong_20_Emphasis">Learning Center</text:span>.</text:p>
      <text:h text:style-name="Heading_20_3" text:outline-level="3"><text:soft-page-break/>Tabela</text:h>
      <text:p text:style-name="Text_20_body">Escolha os títulos das colunas e use <text:span text:style-name="Source_20_Text">|</text:span> para delimitar as colunas. Depois, utilize hífen <text:span text:style-name="Source_20_Text">-</text:span> na segunda linha para indicar que acima estão os títulos das colunas, usando novamente o <text:span text:style-name="Source_20_Text">|</text:span> para delimitar colunas. Veja um exemplo abaixo:</text:p>
      <text:p text:style-name="Preformatted_20_Text"><text:span text:style-name="Source_20_Text">Exemplo <text:s text:c="2"/>| Valor do exemplo</text:span></text:p>
      <text:p text:style-name="Preformatted_20_Text"><text:span text:style-name="Source_20_Text">--------- | ------</text:span></text:p>
      <text:p text:style-name="Preformatted_20_Text"><text:span text:style-name="Source_20_Text">Exemplo 1 | R$ 10</text:span></text:p>
      <text:p text:style-name="Preformatted_20_Text"><text:span text:style-name="Source_20_Text">Exemplo 2 | R$ 8</text:span></text:p>
      <text:p text:style-name="Preformatted_20_Text"><text:span text:style-name="Source_20_Text">Exemplo 3 | R$ 7</text:span></text:p>
      <text:p text:style-name="P2"><text:span text:style-name="Source_20_Text">Exemplo 4 | R$ 8</text:span></text:p>
      <text:p text:style-name="Text_20_body">Como aparece no <text:span text:style-name="Strong_20_Emphasis">Learning Center</text:span>:</text:p>
      <table:table table:name="Tabela2" table:style-name="Tabela2">
        <table:table-column table:style-name="Tabela2.A"/>
        <table:table-column table:style-name="Tabela2.B"/>
        <table:table-header-rows>
          <table:table-row table:style-name="TableLine94632086994096">
            <table:table-cell table:style-name="Tabela2.A1" office:value-type="string">
              <text:p text:style-name="Table_20_Heading">Exemplo</text:p>
            </table:table-cell>
            <table:table-cell table:style-name="Tabela2.A1" office:value-type="string">
              <text:p text:style-name="Table_20_Heading">Valor do exemplo</text:p>
            </table:table-cell>
          </table:table-row>
        </table:table-header-rows>
        <table:table-row table:style-name="TableLine94632086994096">
          <table:table-cell table:style-name="Tabela2.A1" office:value-type="string">
            <text:p text:style-name="Table_20_Contents">Exemplo 1</text:p>
          </table:table-cell>
          <table:table-cell table:style-name="Tabela2.A1" office:value-type="string">
            <text:p text:style-name="Table_20_Contents">R$ 10</text:p>
          </table:table-cell>
        </table:table-row>
        <table:table-row table:style-name="TableLine94632086994096">
          <table:table-cell table:style-name="Tabela2.A1" office:value-type="string">
            <text:p text:style-name="Table_20_Contents">Exemplo 2</text:p>
          </table:table-cell>
          <table:table-cell table:style-name="Tabela2.A1" office:value-type="string">
            <text:p text:style-name="Table_20_Contents">R$ 8</text:p>
          </table:table-cell>
        </table:table-row>
        <table:table-row table:style-name="TableLine94632086994096">
          <table:table-cell table:style-name="Tabela2.A1" office:value-type="string">
            <text:p text:style-name="Table_20_Contents">Exemplo 3</text:p>
          </table:table-cell>
          <table:table-cell table:style-name="Tabela2.A1" office:value-type="string">
            <text:p text:style-name="Table_20_Contents">R$ 7</text:p>
          </table:table-cell>
        </table:table-row>
        <table:table-row table:style-name="TableLine94632086994096">
          <table:table-cell table:style-name="Tabela2.A1" office:value-type="string">
            <text:p text:style-name="Table_20_Contents">Exemplo 4</text:p>
          </table:table-cell>
          <table:table-cell table:style-name="Tabela2.A1" office:value-type="string">
            <text:p text:style-name="Table_20_Contents">R$ 8</text:p>
          </table:table-cell>
        </table:table-row>
      </table:table>
      <text:p text:style-name="Text_20_body">Para especificar o tipo de alinhamento que deseja ter nas tabelas, utilize <text:span text:style-name="Source_20_Text">:</text:span> ao lado do campo horizontal de hífens <text:span text:style-name="Source_20_Text">---</text:span>, na segunda linha da sua tabela. Veja abaixo:</text:p>
      <text:list xml:id="list4221655778" text:style-name="L16">
        <text:list-item>
          <text:p text:style-name="P38"><text:span text:style-name="Strong_20_Emphasis">Alinhado a esquerda</text:span>: usar <text:span text:style-name="Source_20_Text">:</text:span> no lado esquerdo (alinhamento padrão); </text:p>
        </text:list-item>
        <text:list-item>
          <text:p text:style-name="P38"><text:span text:style-name="Strong_20_Emphasis">Alinhado a direita</text:span>: usar <text:span text:style-name="Source_20_Text">:</text:span> no lado direito; </text:p>
        </text:list-item>
        <text:list-item>
          <text:p text:style-name="P26"><text:span text:style-name="Strong_20_Emphasis">Centralizado</text:span>: usar <text:span text:style-name="Source_20_Text">:</text:span> dos dois lados. </text:p>
        </text:list-item>
      </text:list>
      <text:p text:style-name="Text_20_body">Veja no exemplo:</text:p>
      <text:p text:style-name="Preformatted_20_Text"><text:span text:style-name="Source_20_Text">Alinhado a esquerda | Centralizado | Alinhado a direita</text:span></text:p>
      <text:p text:style-name="Preformatted_20_Text"><text:span text:style-name="Source_20_Text">:--------- | :------: | -------:</text:span></text:p>
      <text:p text:style-name="P2"><text:span text:style-name="Source_20_Text">Valor | Valor | Valor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 table:style-name="TableLine94632085248896">
            <table:table-cell table:style-name="Tabela3.A1" office:value-type="string">
              <text:p text:style-name="P7">Alinhado a esquerda</text:p>
            </table:table-cell>
            <table:table-cell table:style-name="Tabela3.A1" office:value-type="string">
              <text:p text:style-name="P8">Centralizado</text:p>
            </table:table-cell>
            <table:table-cell table:style-name="Tabela3.A1" office:value-type="string">
              <text:p text:style-name="P9">Alinhado a direita</text:p>
            </table:table-cell>
          </table:table-row>
        </table:table-header-rows>
        <table:table-row table:style-name="TableLine94632085248896">
          <table:table-cell table:style-name="Tabela3.A1" office:value-type="string">
            <text:p text:style-name="P4">Valor</text:p>
          </table:table-cell>
          <table:table-cell table:style-name="Tabela3.A1" office:value-type="string">
            <text:p text:style-name="P5">Valor</text:p>
          </table:table-cell>
          <table:table-cell table:style-name="Tabela3.A1" office:value-type="string">
            <text:p text:style-name="P6">Valor</text:p>
          </table:table-cell>
        </table:table-row>
      </table:table>
      <text:h text:style-name="Heading_20_2" text:outline-level="2">Próximos passos</text:h>
      <text:list xml:id="list2814206314" text:style-name="L17">
        <text:list-item>
          <text:p text:style-name="P39"><text:a xlink:type="simple" xlink:href="https://docs.pipz.com/central-de-ajuda/learning-center/criacao-e-gerenciamento/" text:style-name="Internet_20_link" text:visited-style-name="Visited_20_Internet_20_Link">Criação e gerenciamento de bases de conhecimento</text:a> </text:p>
        </text:list-item>
        <text:list-item>
          <text:p text:style-name="P39"><text:a xlink:type="simple" xlink:href="https://docs.pipz.com/central-de-ajuda/learning-center/importacaoexportacao/" text:style-name="Internet_20_link" text:visited-style-name="Visited_20_Internet_20_Link">Como importar e exportar bases e seu conteúdo</text:a> </text:p>
        </text:list-item>
        <text:list-item>
          <text:p text:style-name="P39"><text:a xlink:type="simple" xlink:href="https://docs.pipz.com/central-de-ajuda/learning-center/personalizacao/" text:style-name="Internet_20_link" text:visited-style-name="Visited_20_Internet_20_Link">Personalização do visual do Learning Center</text:a> </text:p>
        </text:list-item>
        <text:list-item>
          <text:p text:style-name="P27"><text:a xlink:type="simple" xlink:href="https://docs.pipz.com/central-de-ajuda/learning-center/configuracao-de-seo/" text:style-name="Internet_20_link" text:visited-style-name="Visited_20_Internet_20_Link">Configurando o SEO de bases, tópicos e artigos</text:a> </text:p>
        </text:list-item>
      </text:list>
      <text:p text:style-name="Standard"><text:a xlink:type="simple" xlink:href="https://docs.pipz.com/central-de-ajuda/learning-center/guia-basico-de-markdown#open" text:style-name="Internet_20_link" text:visited-style-name="Visited_20_Internet_20_Link">https://docs.pipz.com/central-de-ajuda/learning-center/guia-basico-de-markdown#open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athJax Main" svg:font-family="'MathJax Main'"/>
    <style:font-face style:name="MathJax Math" svg:font-family="'MathJax Math'"/>
    <style:font-face style:name="MathJax Size2" svg:font-family="'MathJax Size2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6T16:28:26.995553959</meta:creation-date>
    <dc:date>2021-04-16T17:10:47.856046175</dc:date>
    <meta:editing-duration>PT42M19S</meta:editing-duration>
    <meta:editing-cycles>6</meta:editing-cycles>
    <meta:generator>LibreOffice/6.4.7.2$Linux_X86_64 LibreOffice_project/40$Build-2</meta:generator>
    <meta:document-statistic meta:table-count="3" meta:image-count="3" meta:object-count="0" meta:page-count="12" meta:paragraph-count="323" meta:word-count="2403" meta:character-count="14446" meta:non-whitespace-character-count="12310"/>
  </office:meta>
</office:document-meta>
</file>